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28pt" style:text-underline-style="solid" style:text-underline-width="auto" style:text-underline-color="font-color" fo:font-weight="bold" officeooo:rsid="001975bf" officeooo:paragraph-rsid="001975bf" style:font-size-asian="24.5pt" style:font-weight-asian="bold" style:font-size-complex="28pt" style:font-weight-complex="bold"/>
    </style:style>
    <style:style style:name="P2" style:family="paragraph" style:parent-style-name="Standard">
      <style:paragraph-properties fo:text-align="center" style:justify-single-word="false"/>
      <style:text-properties style:font-name="DejaVu Sans" fo:font-size="24pt" style:text-underline-style="none" fo:font-weight="normal" officeooo:rsid="001975bf" officeooo:paragraph-rsid="001975bf" style:font-size-asian="21pt" style:font-weight-asian="normal" style:font-size-complex="24pt" style:font-weight-complex="normal"/>
    </style:style>
    <style:style style:name="P3" style:family="paragraph" style:parent-style-name="Standard">
      <style:paragraph-properties fo:text-align="center" style:justify-single-word="false"/>
      <style:text-properties style:font-name="DejaVu Sans" fo:font-size="20pt" style:text-underline-style="none" fo:font-weight="normal" officeooo:rsid="001975bf" officeooo:paragraph-rsid="001975bf" style:font-size-asian="17.5pt" style:font-weight-asian="normal" style:font-size-complex="20pt" style:font-weight-complex="normal"/>
    </style:style>
    <style:style style:name="P4" style:family="paragraph" style:parent-style-name="Standard">
      <style:paragraph-properties fo:text-align="end" style:justify-single-word="false"/>
      <style:text-properties style:font-name="DejaVu Sans" fo:font-size="14pt" style:text-underline-style="none" fo:font-weight="bold" officeooo:rsid="001975bf" officeooo:paragraph-rsid="001975bf"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DejaVu Sans" fo:font-size="14pt" style:text-underline-style="none" fo:font-weight="bold" officeooo:rsid="001975bf" officeooo:paragraph-rsid="001975bf"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DejaVu Sans" fo:font-size="12pt" style:text-underline-style="none" fo:font-weight="normal" officeooo:rsid="001a6c41" officeooo:paragraph-rsid="001a6c41"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DejaVu Sans" fo:font-size="12pt" style:text-underline-style="none" fo:font-weight="normal" officeooo:rsid="001b10ed" officeooo:paragraph-rsid="001b10ed"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DejaVu Sans" fo:font-size="12pt" style:text-underline-style="none" fo:font-weight="normal" officeooo:rsid="001c762c" officeooo:paragraph-rsid="001c762c"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DejaVu Sans" fo:font-size="12pt" style:text-underline-style="none" fo:font-weight="normal" officeooo:rsid="001f051b" officeooo:paragraph-rsid="001f051b" style:font-size-asian="10.5pt" style:font-weight-asian="normal" style:font-size-complex="12pt" style:font-weight-complex="normal"/>
    </style:style>
    <style:style style:name="P10" style:family="paragraph" style:parent-style-name="Standard" style:list-style-name="L3">
      <style:paragraph-properties fo:text-align="justify" style:justify-single-word="false"/>
      <style:text-properties style:font-name="DejaVu Sans" fo:font-size="12pt" style:text-underline-style="none" fo:font-weight="normal" officeooo:rsid="001ff4c6" officeooo:paragraph-rsid="001ff4c6"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DejaVu Sans" fo:font-size="12pt" style:text-underline-style="none" fo:font-weight="normal" officeooo:rsid="001ffc53" officeooo:paragraph-rsid="001ffc53"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DejaVu Sans" fo:font-size="12pt" style:text-underline-style="none" fo:font-weight="normal" officeooo:rsid="0025e21b" officeooo:paragraph-rsid="0025e21b"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DejaVu Sans" fo:font-size="12pt" style:text-underline-style="none" fo:font-weight="normal" officeooo:rsid="0028e5dd" officeooo:paragraph-rsid="0028e5dd"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DejaVu Sans" fo:font-size="12pt" style:text-underline-style="none" fo:font-weight="normal" officeooo:rsid="002cb9c4" officeooo:paragraph-rsid="002cb9c4" style:font-size-asian="10.5pt" style:font-weight-asian="normal" style:font-size-complex="12pt" style:font-weight-complex="normal"/>
    </style:style>
    <style:style style:name="P15" style:family="paragraph" style:parent-style-name="Standard" style:list-style-name="L1">
      <style:paragraph-properties fo:text-align="justify" style:justify-single-word="false"/>
      <style:text-properties style:font-name="DejaVu Sans" fo:font-size="12pt" style:text-underline-style="none" fo:font-weight="bold" officeooo:rsid="001a6c41" officeooo:paragraph-rsid="001a6c41" style:font-size-asian="10.5pt" style:font-weight-asian="bold" style:font-size-complex="12pt" style:font-weight-complex="bold"/>
    </style:style>
    <style:style style:name="P16" style:family="paragraph" style:parent-style-name="Standard" style:list-style-name="L2">
      <style:paragraph-properties fo:text-align="justify" style:justify-single-word="false"/>
      <style:text-properties style:font-name="DejaVu Sans" fo:font-size="12pt" style:text-underline-style="none" fo:font-weight="bold" officeooo:rsid="001f051b" officeooo:paragraph-rsid="001f051b" style:font-size-asian="10.5pt" style:font-weight-asian="bold" style:font-size-complex="12pt" style:font-weight-complex="bold"/>
    </style:style>
    <style:style style:name="P17" style:family="paragraph" style:parent-style-name="Standard">
      <style:paragraph-properties fo:text-align="justify" style:justify-single-word="false"/>
      <style:text-properties style:font-name="DejaVu Sans" fo:font-size="12pt" style:text-underline-style="none" fo:font-weight="bold" officeooo:rsid="001f051b" officeooo:paragraph-rsid="001f051b" style:font-size-asian="10.5pt" style:font-weight-asian="bold" style:font-size-complex="12pt" style:font-weight-complex="bold"/>
    </style:style>
    <style:style style:name="P18" style:family="paragraph" style:parent-style-name="Standard">
      <style:paragraph-properties fo:text-align="justify" style:justify-single-word="false"/>
      <style:text-properties style:font-name="DejaVu Sans" fo:font-size="12pt" style:text-underline-style="none" fo:font-weight="bold" officeooo:rsid="001f051b" officeooo:paragraph-rsid="001d1930" style:font-size-asian="10.5pt" style:font-weight-asian="bold" style:font-size-complex="12pt" style:font-weight-complex="bold"/>
    </style:style>
    <style:style style:name="P19" style:family="paragraph" style:parent-style-name="Standard" style:list-style-name="L2">
      <style:paragraph-properties fo:text-align="justify" style:justify-single-word="false"/>
      <style:text-properties style:font-name="DejaVu Sans" fo:font-size="12pt" style:text-underline-style="none" fo:font-weight="bold" officeooo:rsid="001ff4c6" officeooo:paragraph-rsid="001ff4c6" style:font-size-asian="10.5pt" style:font-weight-asian="bold" style:font-size-complex="12pt" style:font-weight-complex="bold"/>
    </style:style>
    <style:style style:name="P20" style:family="paragraph" style:parent-style-name="Standard" style:list-style-name="L3">
      <style:paragraph-properties fo:text-align="justify" style:justify-single-word="false"/>
      <style:text-properties style:font-name="DejaVu Sans" fo:font-size="12pt" style:text-underline-style="none" fo:font-weight="bold" officeooo:rsid="001ff4c6" officeooo:paragraph-rsid="001ff4c6" style:font-size-asian="10.5pt" style:font-weight-asian="bold" style:font-size-complex="12pt" style:font-weight-complex="bold"/>
    </style:style>
    <style:style style:name="P21" style:family="paragraph" style:parent-style-name="Standard">
      <style:paragraph-properties fo:text-align="justify" style:justify-single-word="false"/>
      <style:text-properties style:font-name="DejaVu Sans" fo:font-size="12pt" style:text-underline-style="none" fo:font-weight="bold" officeooo:rsid="001ff4c6" officeooo:paragraph-rsid="001ff4c6" style:font-size-asian="10.5pt" style:font-weight-asian="bold" style:font-size-complex="12pt" style:font-weight-complex="bold"/>
    </style:style>
    <style:style style:name="P22" style:family="paragraph" style:parent-style-name="Standard" style:list-style-name="L4">
      <style:paragraph-properties fo:text-align="justify" style:justify-single-word="false"/>
      <style:text-properties style:font-name="DejaVu Sans" fo:font-size="12pt" style:text-underline-style="none" fo:font-weight="bold" officeooo:rsid="00226ec6" officeooo:paragraph-rsid="00226ec6" style:font-size-asian="10.5pt" style:font-weight-asian="bold" style:font-size-complex="12pt" style:font-weight-complex="bold"/>
    </style:style>
    <style:style style:name="P23" style:family="paragraph" style:parent-style-name="Standard">
      <style:paragraph-properties fo:text-align="justify" style:justify-single-word="false"/>
      <style:text-properties style:font-name="DejaVu Sans" fo:font-size="12pt" style:text-underline-style="none" fo:font-weight="bold" officeooo:rsid="00226ec6" officeooo:paragraph-rsid="00226ec6" style:font-size-asian="10.5pt" style:font-weight-asian="bold" style:font-size-complex="12pt" style:font-weight-complex="bold"/>
    </style:style>
    <style:style style:name="P24" style:family="paragraph" style:parent-style-name="Standard" style:list-style-name="L5">
      <style:paragraph-properties fo:text-align="justify" style:justify-single-word="false"/>
      <style:text-properties style:font-name="DejaVu Sans" fo:font-size="12pt" style:text-underline-style="none" fo:font-weight="bold" officeooo:rsid="002423c8" officeooo:paragraph-rsid="002423c8" style:font-size-asian="10.5pt" style:font-weight-asian="bold" style:font-size-complex="12pt" style:font-weight-complex="bold"/>
    </style:style>
    <style:style style:name="P25" style:family="paragraph" style:parent-style-name="Standard" style:list-style-name="L7">
      <style:paragraph-properties fo:text-align="justify" style:justify-single-word="false"/>
      <style:text-properties style:font-name="DejaVu Sans" fo:font-size="12pt" style:text-underline-style="none" fo:font-weight="bold" officeooo:rsid="002a6d64" officeooo:paragraph-rsid="002a6d64" style:font-size-asian="10.5pt" style:font-weight-asian="bold" style:font-size-complex="12pt" style:font-weight-complex="bold"/>
    </style:style>
    <style:style style:name="P26" style:family="paragraph" style:parent-style-name="Standard">
      <style:paragraph-properties fo:text-align="justify" style:justify-single-word="false"/>
      <style:text-properties style:font-name="DejaVu Sans" fo:font-size="12pt" style:text-underline-style="none" fo:font-weight="bold" officeooo:rsid="002a6d64" officeooo:paragraph-rsid="002a6d64" style:font-size-asian="10.5pt" style:font-weight-asian="bold" style:font-size-complex="12pt" style:font-weight-complex="bold"/>
    </style:style>
    <style:style style:name="P27" style:family="paragraph" style:parent-style-name="Standard" style:list-style-name="L8">
      <style:paragraph-properties fo:text-align="justify" style:justify-single-word="false"/>
      <style:text-properties style:font-name="DejaVu Sans" fo:font-size="12pt" style:text-underline-style="none" fo:font-weight="bold" officeooo:rsid="0031ddf0" officeooo:paragraph-rsid="0031ddf0" style:font-size-asian="10.5pt" style:font-weight-asian="bold" style:font-size-complex="12pt" style:font-weight-complex="bold"/>
    </style:style>
    <style:style style:name="P28" style:family="paragraph" style:parent-style-name="Standard" style:list-style-name="L8">
      <style:paragraph-properties fo:text-align="justify" style:justify-single-word="false"/>
      <style:text-properties style:font-name="DejaVu Sans" fo:font-size="12pt" style:text-underline-style="none" fo:font-weight="bold" officeooo:rsid="0031ddf0" officeooo:paragraph-rsid="00385642" style:font-size-asian="10.5pt" style:font-weight-asian="bold" style:font-size-complex="12pt" style:font-weight-complex="bold"/>
    </style:style>
    <style:style style:name="P29" style:family="paragraph" style:parent-style-name="Standard">
      <style:paragraph-properties fo:text-align="justify" style:justify-single-word="false"/>
      <style:text-properties style:font-name="DejaVu Sans" fo:font-size="12pt" style:text-underline-style="none" fo:font-weight="bold" officeooo:rsid="0031ddf0" officeooo:paragraph-rsid="0031ddf0" style:font-size-asian="10.5pt" style:font-weight-asian="bold" style:font-size-complex="12pt" style:font-weight-complex="bold"/>
    </style:style>
    <style:style style:name="P30" style:family="paragraph" style:parent-style-name="Standard" style:list-style-name="L8">
      <style:paragraph-properties fo:text-align="justify" style:justify-single-word="false"/>
      <style:text-properties style:font-name="DejaVu Sans" fo:font-size="12pt" style:text-underline-style="none" fo:font-weight="bold" officeooo:rsid="003549e0" officeooo:paragraph-rsid="003549e0" style:font-size-asian="10.5pt" style:font-weight-asian="bold" style:font-size-complex="12pt" style:font-weight-complex="bold"/>
    </style:style>
    <style:style style:name="P31" style:family="paragraph" style:parent-style-name="Standard" style:list-style-name="L8">
      <style:paragraph-properties fo:text-align="justify" style:justify-single-word="false"/>
      <style:text-properties style:font-name="DejaVu Sans" fo:font-size="12pt" style:text-underline-style="none" fo:font-weight="bold" officeooo:rsid="003549e0" officeooo:paragraph-rsid="00373698" style:font-size-asian="10.5pt" style:font-weight-asian="bold" style:font-size-complex="12pt" style:font-weight-complex="bold"/>
    </style:style>
    <style:style style:name="P32" style:family="paragraph" style:parent-style-name="Standard">
      <style:paragraph-properties fo:text-align="justify" style:justify-single-word="false"/>
      <style:text-properties style:font-name="DejaVu Sans" fo:font-size="12pt" style:text-underline-style="none" fo:font-weight="bold" officeooo:rsid="003549e0" officeooo:paragraph-rsid="003549e0" style:font-size-asian="10.5pt" style:font-weight-asian="bold" style:font-size-complex="12pt" style:font-weight-complex="bold"/>
    </style:style>
    <style:style style:name="P33" style:family="paragraph" style:parent-style-name="Standard">
      <style:paragraph-properties fo:text-align="justify" style:justify-single-word="false" fo:break-before="page"/>
      <style:text-properties style:font-name="DejaVu Sans" fo:font-size="14pt" style:text-underline-style="solid" style:text-underline-width="auto" style:text-underline-color="font-color" fo:font-weight="bold" officeooo:rsid="001a383f" officeooo:paragraph-rsid="001a383f" style:font-size-asian="14pt" style:font-weight-asian="bold" style:font-size-complex="14pt" style:font-weight-complex="bold"/>
    </style:style>
    <style:style style:name="P34" style:family="paragraph" style:parent-style-name="Standard">
      <style:paragraph-properties fo:text-align="justify" style:justify-single-word="false" fo:break-before="page"/>
      <style:text-properties style:font-name="DejaVu Sans" fo:font-size="12pt" style:text-underline-style="none" fo:font-weight="normal" officeooo:rsid="0028e5dd" officeooo:paragraph-rsid="0028e5dd" style:font-size-asian="10.5pt" style:font-weight-asian="normal" style:font-size-complex="12pt" style:font-weight-complex="normal"/>
    </style:style>
    <style:style style:name="P35"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DejaVu Sans" fo:font-size="12pt" style:text-underline-style="none" fo:font-weight="normal" officeooo:rsid="00226ec6" officeooo:paragraph-rsid="00226ec6" style:font-size-asian="10.5pt" style:font-weight-asian="normal" style:font-size-complex="12pt" style:font-weight-complex="normal"/>
    </style:style>
    <style:style style:name="P36"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DejaVu Sans" fo:font-size="12pt" style:text-underline-style="none" fo:font-weight="normal" officeooo:rsid="0025e21b" officeooo:paragraph-rsid="0025e21b" style:font-size-asian="10.5pt" style:font-weight-asian="normal" style:font-size-complex="12pt" style:font-weight-complex="normal"/>
    </style:style>
    <style:style style:name="P37"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DejaVu Sans" fo:font-size="12pt" style:text-underline-style="none" fo:font-weight="normal" officeooo:rsid="00226ec6" officeooo:paragraph-rsid="00226ec6" style:font-size-asian="10.5pt" style:font-weight-asian="normal" style:font-size-complex="12pt" style:font-weight-complex="normal"/>
    </style:style>
    <style:style style:name="P38"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DejaVu Sans" fo:font-size="12pt" style:text-underline-style="none" fo:font-weight="normal" officeooo:rsid="0027a5a7" officeooo:paragraph-rsid="0027a5a7" style:font-size-asian="10.5pt" style:font-weight-asian="normal" style:font-size-complex="12pt" style:font-weight-complex="normal"/>
    </style:style>
    <style:style style:name="P39"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DejaVu Sans" fo:font-size="12pt" style:text-underline-style="none" fo:font-weight="normal" officeooo:rsid="0028e5dd" officeooo:paragraph-rsid="0028e5dd" style:font-size-asian="10.5pt" style:font-weight-asian="normal" style:font-size-complex="12pt" style:font-weight-complex="normal"/>
    </style:style>
    <style:style style:name="P40"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DejaVu Sans" fo:font-size="12pt" style:text-underline-style="none" fo:font-weight="normal" officeooo:rsid="001ffc53" officeooo:paragraph-rsid="001ffc53" style:font-size-asian="10.5pt" style:font-weight-asian="normal" style:font-size-complex="12pt" style:font-weight-complex="normal"/>
    </style:style>
    <style:style style:name="P41"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style:font-name="DejaVu Sans" fo:font-size="12pt" style:text-underline-style="none" fo:font-weight="normal" officeooo:rsid="0021ea25" officeooo:paragraph-rsid="0021ea25" style:font-size-asian="10.5pt" style:font-weight-asian="normal" style:font-size-complex="12pt" style:font-weight-complex="normal"/>
    </style:style>
    <style:style style:name="P42"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DejaVu Sans" fo:font-size="12pt" style:text-underline-style="none" fo:font-weight="normal" officeooo:rsid="001ffc53" officeooo:paragraph-rsid="001ffc53" style:font-size-asian="10.5pt" style:font-weight-asian="normal" style:font-size-complex="12pt" style:font-weight-complex="normal"/>
    </style:style>
    <style:style style:name="P43"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style:font-name="DejaVu Sans" fo:font-size="12pt" style:text-underline-style="none" fo:font-weight="normal" officeooo:rsid="002cb9c4" officeooo:paragraph-rsid="002cb9c4" style:font-size-asian="10.5pt" style:font-weight-asian="normal" style:font-size-complex="12pt" style:font-weight-complex="normal"/>
    </style:style>
    <style:style style:name="P44"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DejaVu Sans" fo:font-size="12pt" style:text-underline-style="none" fo:font-weight="normal" officeooo:rsid="002cb9c4" officeooo:paragraph-rsid="002cb9c4" style:font-size-asian="10.5pt" style:font-weight-asian="normal" style:font-size-complex="12pt" style:font-weight-complex="normal"/>
    </style:style>
    <style:style style:name="P45" style:family="paragraph" style:parent-style-name="Standard" style:master-page-name="">
      <loext:graphic-properties draw:fill="none"/>
      <style:paragraph-properties fo:margin-left="1.499cm" fo:margin-right="0cm" fo:text-align="justify" style:justify-single-word="false" fo:text-indent="0cm" style:auto-text-indent="false" style:page-number="auto" fo:background-color="transparent"/>
      <style:text-properties style:font-name="DejaVu Sans" fo:font-size="12pt" style:text-underline-style="none" fo:font-weight="normal" officeooo:rsid="001f051b" officeooo:paragraph-rsid="001f051b" style:font-size-asian="10.5pt" style:font-weight-asian="normal" style:font-size-complex="12pt" style:font-weight-complex="normal"/>
    </style:style>
    <style:style style:name="P46" style:family="paragraph" style:parent-style-name="Standard">
      <loext:graphic-properties draw:fill="none"/>
      <style:paragraph-properties fo:margin-left="1.499cm" fo:margin-right="0cm" fo:text-align="justify" style:justify-single-word="false" fo:text-indent="0cm" style:auto-text-indent="false" fo:background-color="transparent"/>
      <style:text-properties style:font-name="DejaVu Sans" fo:font-size="12pt" style:text-underline-style="none" fo:font-weight="normal" officeooo:rsid="001f051b" officeooo:paragraph-rsid="001f051b" style:font-size-asian="10.5pt" style:font-weight-asian="normal" style:font-size-complex="12pt" style:font-weight-complex="normal"/>
    </style:style>
    <style:style style:name="T1" style:family="text">
      <style:text-properties officeooo:rsid="0021ea25"/>
    </style:style>
    <style:style style:name="T2" style:family="text">
      <style:text-properties officeooo:rsid="0025e21b"/>
    </style:style>
    <style:style style:name="T3" style:family="text">
      <style:text-properties officeooo:rsid="0028e5dd"/>
    </style:style>
    <style:style style:name="T4" style:family="text">
      <style:text-properties officeooo:rsid="002cb9c4"/>
    </style:style>
    <style:style style:name="T5" style:family="text">
      <style:text-properties officeooo:rsid="002e56a6"/>
    </style:style>
    <style:style style:name="T6" style:family="text">
      <style:text-properties officeooo:rsid="0031ddf0"/>
    </style:style>
    <style:style style:name="T7" style:family="text">
      <style:text-properties officeooo:rsid="00335f6a"/>
    </style:style>
    <style:style style:name="T8" style:family="text">
      <style:text-properties fo:font-weight="normal" style:font-weight-asian="normal" style:font-weight-complex="normal"/>
    </style:style>
    <style:style style:name="T9" style:family="text">
      <style:text-properties fo:font-weight="normal" officeooo:rsid="003549e0" style:font-weight-asian="normal" style:font-weight-complex="normal"/>
    </style:style>
    <style:style style:name="T10" style:family="text">
      <style:text-properties fo:font-weight="normal" officeooo:rsid="0037118a" style:font-weight-asian="normal" style:font-weight-complex="normal"/>
    </style:style>
    <style:style style:name="T11" style:family="text">
      <style:text-properties fo:font-weight="normal" officeooo:rsid="00373698" style:font-weight-asian="normal" style:font-weight-complex="normal"/>
    </style:style>
    <style:style style:name="T12" style:family="text">
      <style:text-properties fo:font-weight="normal" officeooo:rsid="00385642" style:font-weight-asian="normal" style:font-weight-complex="normal"/>
    </style:style>
    <style:style style:name="T13" style:family="text">
      <style:text-properties fo:font-weight="normal" officeooo:rsid="0039e0e5"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oria Práctica 2</text:p>
      <text:p text:style-name="P2"/>
      <text:p text:style-name="P3">Algoritmos y Modelos de Computación</text:p>
      <text:p text:style-name="P3"/>
      <text:p text:style-name="P3"/>
      <text:p text:style-name="P3"/>
      <text:p text:style-name="P3"/>
      <text:p text:style-name="P3"/>
      <text:p text:style-name="P3"/>
      <text:p text:style-name="P3"/>
      <text:p text:style-name="P3"/>
      <text:p text:style-name="P3"/>
      <text:p text:style-name="P3"/>
      <text:p text:style-name="P3">Problemas del trío de puntos mas cercano, y árbol de expansión mínimo</text:p>
      <text:p text:style-name="P3"/>
      <text:p text:style-name="P3"/>
      <text:p text:style-name="P3"/>
      <text:p text:style-name="P3"/>
      <text:p text:style-name="P3"/>
      <text:p text:style-name="P3"/>
      <text:p text:style-name="P3"/>
      <text:p text:style-name="P3"/>
      <text:p text:style-name="P4">Almudena García Jurado-Centurión</text:p>
      <text:p text:style-name="P4"/>
      <text:p text:style-name="P4"/>
      <text:p text:style-name="P4"/>
      <text:p text:style-name="P4"/>
      <text:p text:style-name="P4"/>
      <text:p text:style-name="P4"/>
      <text:p text:style-name="P4"/>
      <text:p text:style-name="P4"/>
      <text:p text:style-name="P4"/>
      <text:p text:style-name="P5"><text:soft-page-break/></text:p>
      <text:p text:style-name="P5"/>
      <text:p text:style-name="P5"/>
      <text:p text:style-name="P5"/>
      <text:p text:style-name="P5"/>
      <text:p text:style-name="P33">Parte a: Problema del trío de puntos mas cercano</text:p>
      <text:p text:style-name="P5"/>
      <text:p text:style-name="P5"/>
      <text:list xml:id="list599786567" text:style-name="L1">
        <text:list-item>
          <text:p text:style-name="P15">Introducción</text:p>
        </text:list-item>
      </text:list>
      <text:p text:style-name="P6"/>
      <text:p text:style-name="P6"/>
      <text:p text:style-name="P7">En este problema, tenemos que encontrar dentro de una nube de puntos, dados por sus coordenadas (x,y), el trío de puntos cuya distancia para conectarlos en circuito abierto (sin volver al nodo inicial) es menor.</text:p>
      <text:p text:style-name="P7"/>
      <text:p text:style-name="P8">Para calcular la distancia entre los 3 nodos, debemos calcular sus distancias dos a dos, usando la formula </text:p>
      <text:p text:style-name="P8"/>
      <text:p text:style-name="P8">sqrt[(Xa - Xb)^2 <text:s/>+(Ya - Yb)^2].</text:p>
      <text:p text:style-name="P7"/>
      <text:p text:style-name="P8">Al ser 3 nodos, existen 3 posibles rutas de conexión: A-B-C, A-C-B y B-C-A</text:p>
      <text:p text:style-name="P8">Así pues, el calculo de la menor distancia de un trío requiere calcular esas 3 posibles rutas, y quedarse con la menor de ellas</text:p>
      <text:p text:style-name="P8"/>
      <text:p text:style-name="P8"/>
      <text:list xml:id="list1358419007" text:style-name="L2">
        <text:list-item>
          <text:p text:style-name="P16">Solución algorítmica</text:p>
          <text:p text:style-name="P16"/>
          <text:list>
            <text:list-item>
              <text:p text:style-name="P19">Algoritmo exhaustivo</text:p>
            </text:list-item>
          </text:list>
        </text:list-item>
      </text:list>
      <text:p text:style-name="P17"/>
      <text:p text:style-name="P9"/>
      <text:p text:style-name="P45">Para resolver este problema, se puede usar una solución exhaustiva, basada en tres bucles for anidados, que vayan comprobando todas las posibles combinaciones de puntos.</text:p>
      <text:p text:style-name="P46"/>
      <text:p text:style-name="P46">Esta solución tiene un coste muy alto, de orden O(n³), lo cual es un coste extremadamente alto, especialmente cuando el conjunto de puntos es muy grande.</text:p>
      <text:p text:style-name="P9"/>
      <text:list xml:id="list2937997140" text:style-name="L3">
        <text:list-header>
          <text:p text:style-name="P10"/>
          <text:list>
            <text:list-item>
              <text:p text:style-name="P20">Algoritmo Divide y Vencerás</text:p>
            </text:list-item>
          </text:list>
        </text:list-header>
      </text:list>
      <text:p text:style-name="P21"/>
      <text:p text:style-name="P42">Una solución algorítmica mas eficiente es la basada en la técnica “divide y vencerás”</text:p>
      <text:p text:style-name="P40">En ésta técnica, el problema principal se divide en varios problemas mas simples (de menor coste), que luego se fusionan para obtener la solución <text:span text:style-name="T1">total.</text:span></text:p>
      <text:p text:style-name="P40"/>
      <text:p text:style-name="P41">Una solución basada en la técnica Divide y Vencerás puede ser la siguiente:</text:p>
      <text:p text:style-name="P41"/>
      <text:p text:style-name="P41">Supongamos que ordenamos los puntos según la coordenada x; esto supondría un tiempo de O(n·log n), por lo que el algoritmo tarda como mínimo eso (es una cota inferior para el algoritmo completo). Ahora que se tiene el conjunto ordenado, se puede trazar una línea vertical, X = Xm , que divida al conjunto de puntos en dos: P i y P d. </text:p>
      <text:p text:style-name="P41"/>
      <text:p text:style-name="P41"><text:soft-page-break/></text:p>
      <text:p text:style-name="P41">Ahora, o el trío más cercano está en P i , o está en P d , o uno o dos puntos del trío está en P i y el resto en P d . </text:p>
      <text:p text:style-name="P41"/>
      <text:p text:style-name="P41">Si los tres estuvieran en P i o en P d , se hallaría recursivamente, subdividiendo más el problema. El caso más complejo, por tanto, se reduce al tercer caso, cuando alguno de los puntos del trío se encuentra en la otra zona.</text:p>
      <text:p text:style-name="P11"/>
      <text:p text:style-name="P11"/>
      <text:list xml:id="list2267742367" text:style-name="L5">
        <text:list-item>
          <text:p text:style-name="P24">Estudio Teórico</text:p>
        </text:list-item>
      </text:list>
      <text:p text:style-name="P11"/>
      <text:p text:style-name="P11"/>
      <text:p text:style-name="P21"/>
      <text:list xml:id="list3544063635" text:style-name="L4">
        <text:list-item>
          <text:p text:style-name="P22">Implementación</text:p>
        </text:list-item>
      </text:list>
      <text:p text:style-name="P23"/>
      <text:p text:style-name="P35">Para probar estos algoritmos, vamos a implementarlos en un lenguaje de alto nivel. <text:span text:style-name="T2">En nuestro caso, <text:s/>hemos usado el lenguaje de programación C++.</text:span></text:p>
      <text:p text:style-name="P36"/>
      <text:p text:style-name="P36">Para representar la nube de puntos hemos usado un vector de pares, usando para ello las clases vector y pair de la STL. La estructura resultante se ha llamado NodeSet.</text:p>
      <text:p text:style-name="P36"/>
      <text:p text:style-name="P37">La nube de puntos se puede generar de forma aleatoria, o a través de uno de los ficheros de la librería TSPLIB.</text:p>
      <text:p text:style-name="P36">Para ello, nos hemos creado una clase llamada GenNodeSet, que implementa dos métodos, para generar la estructura de forma aleatoria o a partir de un fichero indicado por el usuario.</text:p>
      <text:p text:style-name="P36"/>
      <text:p text:style-name="P36"/>
      <text:p text:style-name="P38">Para implementar los dos algoritmos hemos creado la clase NearestTrioProblem, que incluye los métodos simpleSolution (para el algoritmo exhaustivo) y dcSolution (para el algoritmo divide y vencerás).</text:p>
      <text:p text:style-name="P38"><text:span text:style-name="T3">P</text:span>ara el algoritmo Divide y Vencerás se han incluido los métodos <text:span text:style-name="T3">auxiliares</text:span> center y centerExhaustiveSearch, <text:span text:style-name="T3">necesarios para la implementación de éste.</text:span></text:p>
      <text:p text:style-name="P38"/>
      <text:p text:style-name="P39">Además, se incluyen dos métodos auxiliares para el calculo de distancias entre dos y tres nodos.</text:p>
      <text:p text:style-name="P13"/>
      <text:p text:style-name="P34"/>
      <text:p text:style-name="P13"/>
      <text:list xml:id="list2165669794" text:style-name="L7">
        <text:list-item>
          <text:list>
            <text:list-item>
              <text:p text:style-name="P25"><text:span text:style-name="T6">s</text:span>impleSolution <text:span text:style-name="T4">(algoritmo exhaustivo)</text:span></text:p>
            </text:list-item>
          </text:list>
        </text:list-item>
      </text:list>
      <text:p text:style-name="P26"/>
      <text:p text:style-name="P44">El método simpleSolution implementa el algoritmo exhaustivo. Para ello, usa un triple for anidado que, mediante iteradores, va comprobando cada trío de puntos, calculando su mínima distancia y, si esta es menor que el mínimo almacena, sustituye su valor por el nuevo mínimo.</text:p>
      <text:p text:style-name="P43"/>
      <text:p text:style-name="P43">Para calcular la distancia mínima entre 3 nodos invocamos el método calculateMin, que calcula las distancia entre cada par de nodos, <text:span text:style-name="T5">prueba las 3 posibles combinaciones de las aristas obtenidas, y se queda con la distancia menor entre ellas</text:span></text:p>
      <text:p text:style-name="P14"/>
      <text:p text:style-name="P14"/>
      <text:list xml:id="list423963475" text:style-name="L8">
        <text:list-item>
          <text:list>
            <text:list-item>
              <text:p text:style-name="P27"><text:span text:style-name="T7">d</text:span>cSolution (algoritmo divide y vencerás)</text:p>
              <text:p text:style-name="P28"><text:line-break/><text:span text:style-name="T9">El método dcSolution implementa el algoritmo divide y vencerás</text:span><text:span text:style-name="T12">.</text:span><text:span text:style-name="T9"><text:line-break/><text:line-break/></text:span><text:span text:style-name="T12">Éste método requiere que los puntos esten ordenados según su coordenada x. Para conseguirlo, usamos la función sort de la STL, sobrecargando el operador&lt; para que considere como menores los puntos cuya coordenada x es menor.</text:span></text:p>
              <text:p text:style-name="P28"><text:span text:style-name="T9"><text:line-break/></text:span><text:span text:style-name="T12">La ejecución del algoritmo también </text:span><text:span text:style-name="T9">hace uso de los métodos auxiliares center y centerExhaustiveSearch.</text:span></text:p>
            </text:list-item>
          </text:list>
        </text:list-item>
      </text:list>
      <text:p text:style-name="P32"><text:span text:style-name="T8"/></text:p>
      <text:list xml:id="list205802578136950" text:continue-numbering="true" text:style-name="L8">
        <text:list-item>
          <text:list>
            <text:list-header>
              <text:p text:style-name="P30"><text:span text:style-name="T8">El método center subdivide los conjuntos derecha e izquierda, eliminando los puntos que quedan al otro lado del punto frontera, e invoca al método centerExhaustiveSearch con el conjunto resultante.<text:line-break/><text:line-break/>A su vez, </text:span><text:span text:style-name="T10">el método centerExhaustiveSearch realiza una búsqueda exhaustiva sobre los dos conjuntos derecha e izquierda, calculando la mínima distancia, y actualizando la solución total en caso de encontrar una menor a la actual.</text:span></text:p>
              <text:p text:style-name="P31"><text:span text:style-name="T10"><text:line-break/></text:span><text:span text:style-name="T11">El método principal dcSolution toma el conjunto de puntos, calcula el elemento pivote (situado en el centro de dicho conjunto), y genera dos nuevos conjuntos con los puntos que estan situados a la derecha e izquierda de dicho pivote. </text:span></text:p>
              <text:p text:style-name="P31"><text:span text:style-name="T11">Sobre esos dos nuevos conjuntos ejecuta dos llamadas recursivas, e invoca al método center con los dos subconjuntos y la distancia menor de ambos, devolviendo el valor obtenido por dicho método como solución del problema.</text:span></text:p>
            </text:list-header>
          </text:list>
        </text:list-item>
      </text:list>
      <text:p text:style-name="P32"><text:span text:style-name="T11"/></text:p>
      <text:p text:style-name="P29"/>
      <text:p text:style-name="P29"/>
      <text:p text:style-name="P29"/>
      <text:p text:style-name="P14"/>
      <text:p text:style-name="P14"/>
      <text:p text:style-name="P12"/>
      <text:p text:style-name="P12"><text:soft-page-break/></text:p>
      <text:p text:style-name="P18"/>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4T17:30:15.886937398</meta:creation-date>
    <dc:date>2018-01-14T20:58:01.621455564</dc:date>
    <meta:editing-duration>PT2H14M4S</meta:editing-duration>
    <meta:editing-cycles>26</meta:editing-cycles>
    <meta:generator>LibreOffice/5.4.2.2.0$Linux_X86_64 LibreOffice_project/40m0$Build-2</meta:generator>
    <meta:document-statistic meta:table-count="0" meta:image-count="0" meta:object-count="0" meta:page-count="6" meta:paragraph-count="42" meta:word-count="858" meta:character-count="5104" meta:non-whitespace-character-count="4292"/>
  </office:meta>
</office:document-meta>
</file>